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063b9" officeooo:paragraph-rsid="000063b9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break-before="pag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063b9" style:font-size-asian="22.75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normal" officeooo:rsid="000063b9" officeooo:paragraph-rsid="000063b9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style="italic" style:text-underline-style="solid" style:text-underline-width="auto" style:text-underline-color="font-color" fo:font-weight="normal" officeooo:rsid="00036fb3" officeooo:paragraph-rsid="00040a47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063b9" officeooo:paragraph-rsid="000063b9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063b9" officeooo:paragraph-rsid="00040a47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063b9" officeooo:paragraph-rsid="00069628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063b9" officeooo:paragraph-rsid="00079eb9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style="normal" style:text-underline-style="none" fo:font-weight="normal" officeooo:rsid="000063b9" officeooo:paragraph-rsid="00079eb9" style:font-size-asian="15.75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36fb3" officeooo:paragraph-rsid="00040a47" style:font-size-asian="13.1000003814697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5pt" fo:font-style="normal" style:text-underline-style="none" fo:font-weight="normal" officeooo:rsid="0003d094" officeooo:paragraph-rsid="00040a47" style:font-size-asian="13.1000003814697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063b9" officeooo:paragraph-rsid="00040a47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fo:font-size="18pt" style:text-underline-style="none" fo:font-weight="normal" officeooo:rsid="000063b9" officeooo:paragraph-rsid="000063b9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font-size="18pt" style:text-underline-style="none" fo:font-weight="normal" officeooo:rsid="000063b9" officeooo:paragraph-rsid="00040a47" style:font-size-asian="15.75pt" style:font-weight-asian="normal" style:font-size-complex="18pt" style:font-weight-complex="normal"/>
    </style:style>
    <style:style style:name="P17" style:family="paragraph" style:parent-style-name="Header">
      <style:text-properties officeooo:rsid="00069628" officeooo:paragraph-rsid="00069628"/>
    </style:style>
    <style:style style:name="P18" style:family="paragraph">
      <style:paragraph-properties fo:text-align="center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P20" style:family="paragraph"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40a47"/>
    </style:style>
    <style:style style:name="T3" style:family="text">
      <style:text-properties fo:font-size="26pt" style:text-underline-style="solid" style:text-underline-width="auto" style:text-underline-color="font-color" fo:font-weight="bold" officeooo:rsid="000063b9" style:font-size-asian="22.75pt" style:font-weight-asian="bold" style:font-size-complex="26pt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36fb3" style:font-style-asian="italic" style:font-style-complex="italic"/>
    </style:style>
    <style:style style:name="T6" style:family="text">
      <style:text-properties fo:font-style="italic" officeooo:rsid="00040a47" style:font-style-asian="italic" style:font-style-complex="italic"/>
    </style:style>
    <style:style style:name="T7" style:family="text">
      <style:text-properties fo:font-style="italic" officeooo:rsid="000c9f21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officeooo:rsid="000564a1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fo:font-weight="bold" officeooo:rsid="00040a47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solid" style:text-underline-width="auto" style:text-underline-color="font-color" fo:font-weight="bold" officeooo:rsid="00036fb3" style:font-style-asian="italic" style:font-weight-asian="bold" style:font-style-complex="italic" style:font-weight-complex="bold"/>
    </style:style>
    <style:style style:name="T11" style:family="text">
      <style:text-properties fo:font-size="15pt" fo:font-style="normal" officeooo:rsid="00036fb3" style:font-size-asian="13.1000003814697pt" style:font-style-asian="normal" style:font-size-complex="15pt" style:font-style-complex="normal"/>
    </style:style>
    <style:style style:name="T12" style:family="text">
      <style:text-properties fo:font-size="15pt" fo:font-style="normal" officeooo:rsid="0003d094" style:font-size-asian="13.1000003814697pt" style:font-style-asian="normal" style:font-size-complex="15pt" style:font-style-complex="normal"/>
    </style:style>
    <style:style style:name="T13" style:family="text">
      <style:text-properties fo:font-size="15pt" fo:font-style="normal" officeooo:rsid="00069628" style:font-size-asian="13.1000003814697pt" style:font-style-asian="normal" style:font-size-complex="15pt" style:font-style-complex="normal"/>
    </style:style>
    <style:style style:name="T14" style:family="text">
      <style:text-properties fo:font-size="15pt" fo:font-style="normal" officeooo:rsid="00079eb9" style:font-size-asian="13.1000003814697pt" style:font-style-asian="normal" style:font-size-complex="15pt" style:font-style-complex="normal"/>
    </style:style>
    <style:style style:name="T15" style:family="text">
      <style:text-properties fo:font-size="15pt" officeooo:rsid="000b352c" style:font-size-asian="13.1000003814697pt" style:font-size-complex="15pt"/>
    </style:style>
    <style:style style:name="T16" style:family="text">
      <style:text-properties officeooo:rsid="00040a47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0c9f21" style:font-style-asian="normal" style:font-style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0c9f21" style:font-style-asian="normal" style:font-weight-asian="bold" style:font-style-complex="normal" style:font-weight-complex="bold"/>
    </style:style>
    <style:style style:name="T21" style:family="text">
      <style:text-properties fo:font-size="16pt" officeooo:rsid="00040a47" style:font-size-asian="16pt" style:font-size-complex="16pt"/>
    </style:style>
    <style:style style:name="T22" style:family="text">
      <style:text-properties fo:font-size="16pt" officeooo:rsid="000b352c" style:font-size-asian="14pt" style:font-size-complex="16pt"/>
    </style:style>
    <style:style style:name="T23" style:family="text">
      <style:text-properties fo:font-size="16pt" fo:font-style="italic" officeooo:rsid="00040a47" style:font-size-asian="14pt" style:font-style-asian="italic" style:font-size-complex="16pt" style:font-style-complex="italic"/>
    </style:style>
    <style:style style:name="T24" style:family="text">
      <style:text-properties fo:font-size="16pt" fo:font-style="italic" officeooo:rsid="000564a1" style:font-size-asian="14pt" style:font-style-asian="italic" style:font-size-complex="16pt" style:font-style-complex="italic"/>
    </style:style>
    <style:style style:name="T25" style:family="text">
      <style:text-properties fo:font-size="16pt" fo:font-style="italic" officeooo:rsid="00079eb9" style:font-size-asian="14pt" style:font-style-asian="italic" style:font-size-complex="16pt" style:font-style-complex="italic"/>
    </style:style>
    <style:style style:name="T26" style:family="text">
      <style:text-properties fo:font-size="16pt" fo:font-style="italic" style:text-underline-style="solid" style:text-underline-width="auto" style:text-underline-color="font-color" officeooo:rsid="00040a47" style:font-size-asian="14pt" style:font-style-asian="italic" style:font-size-complex="16pt" style:font-style-complex="italic"/>
    </style:style>
    <style:style style:name="T27" style:family="text">
      <style:text-properties fo:font-size="16pt" fo:font-style="italic" style:text-underline-style="solid" style:text-underline-width="auto" style:text-underline-color="font-color" officeooo:rsid="000564a1" style:font-size-asian="14pt" style:font-style-asian="italic" style:font-size-complex="16pt" style:font-style-complex="italic"/>
    </style:style>
    <style:style style:name="T28" style:family="text">
      <style:text-properties fo:font-size="16pt" fo:font-style="italic" style:text-underline-style="solid" style:text-underline-width="auto" style:text-underline-color="font-color" officeooo:rsid="00079eb9" style:font-size-asian="14pt" style:font-style-asian="italic" style:font-size-complex="16pt" style:font-style-complex="italic"/>
    </style:style>
    <style:style style:name="T29" style:family="text">
      <style:text-properties fo:font-size="16pt" fo:font-style="italic" style:text-underline-style="solid" style:text-underline-width="auto" style:text-underline-color="font-color" officeooo:rsid="000b352c" style:font-size-asian="14pt" style:font-style-asian="italic" style:font-size-complex="16pt" style:font-style-complex="italic"/>
    </style:style>
    <style:style style:name="T30" style:family="text">
      <style:text-properties fo:font-size="16pt" fo:font-style="normal" officeooo:rsid="000564a1" style:font-size-asian="14pt" style:font-style-asian="normal" style:font-size-complex="16pt" style:font-style-complex="normal"/>
    </style:style>
    <style:style style:name="T31" style:family="text">
      <style:text-properties officeooo:rsid="000c9f21"/>
    </style:style>
    <style:style style:name="T32" style:family="text">
      <style:text-properties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2.593cm" fo:min-width="6.3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2.487cm" fo:min-width="3.70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tab/></text:p>
      <text:p text:style-name="P1"><text:tab/><text:span text:style-name="T3">Sommaire</text:span></text:p>
      <text:p text:style-name="P4"/>
      <text:p text:style-name="P2"/>
      <text:p text:style-name="P8"><text:tab/>1 . <text:span text:style-name="T2">Présentation</text:span></text:p>
      <text:p text:style-name="P8"><text:tab/><text:tab/><text:span text:style-name="T21">A . Présentation du projet</text:span></text:p>
      <text:p text:style-name="P8"><text:span text:style-name="T21"/></text:p>
      <text:p text:style-name="P14"><text:tab/><text:tab/><text:span text:style-name="T16">B . Présentation du groupe</text:span></text:p>
      <text:p text:style-name="P2"><text:span text:style-name="T1"/></text:p>
      <text:p text:style-name="P2"><text:tab/><text:span text:style-name="T16">2 . </text:span><text:span text:style-name="T2">Objectifs à atteindre</text:span></text:p>
      <text:p text:style-name="P2"><text:span text:style-name="T2"/></text:p>
      <text:p text:style-name="P2"><text:tab/><text:span text:style-name="T16">3 . </text:span><text:span text:style-name="T2">Exigences et contraintes</text:span></text:p>
      <text:p text:style-name="P2"><text:span text:style-name="T2"/></text:p>
      <text:p text:style-name="P2"><text:tab/><text:span text:style-name="T16">4 . </text:span><text:span text:style-name="T2">Utilisateurs</text:span></text:p>
      <text:p text:style-name="P2"/>
      <text:p text:style-name="P2"><text:tab/><text:span text:style-name="T16">5</text:span> . <text:span text:style-name="T1">Ressources utilisées</text:span></text:p>
      <text:p text:style-name="P2"/>
      <text:p text:style-name="P2"><text:tab/><text:span text:style-name="T16">6</text:span> . <text:span text:style-name="T1">Charte graphique</text:span></text:p>
      <text:p text:style-name="P2"/>
      <text:p text:style-name="P2"><text:tab/><text:span text:style-name="T16">7</text:span> . <text:span text:style-name="T1">Aspects techniques</text:span></text:p>
      <text:p text:style-name="P2"><text:span text:style-name="T1"/></text:p>
      <text:p text:style-name="P2"><text:tab/><text:span text:style-name="T16">8 . </text:span><text:span text:style-name="T2">Signatures</text:span></text:p>
      <text:p text:style-name="P5"/>
      <text:p text:style-name="P5"/>
      <text:p text:style-name="P5"/>
      <text:p text:style-name="P5"/>
      <text:p text:style-name="P5"/>
      <text:p text:style-name="P15"><text:tab/><text:span text:style-name="T9">1 . Présentation</text:span></text:p>
      <text:p text:style-name="P2"><text:span text:style-name="T8"/></text:p>
      <text:p text:style-name="P2"><text:span text:style-name="T6"><text:tab/></text:span><text:span text:style-name="T23"><text:tab/></text:span><text:span text:style-name="T26">A . </text:span><text:span text:style-name="T27">Présentation du projet</text:span></text:p>
      <text:p text:style-name="P2"><text:span text:style-name="T24"/></text:p>
      <text:p text:style-name="P9"><text:span text:style-name="T24"><text:tab/></text:span><text:span text:style-name="T30"><text:tab/></text:span><text:span text:style-name="T13">Cette année, le projet de PPE (Projet Personnel Encadré) consiste à <text:tab/>faire une application hors ligne, codée en C#, permettant de jouer au jeu <text:tab/>de cartes «Ninjago» via une interface graphique, contre des IA. Nous <text:tab/>devrons également, dans la limite du possible, faire une application en <text:tab/>ligne <text:tab/>permettant de jouer au même jeu que l’application hors ligne, mais <text:tab/>contre d’autres joueurs jouant eux aussi sur l’application en ligne.</text:span></text:p>
      <text:p text:style-name="P9"><text:span text:style-name="T13"/></text:p>
      <text:p text:style-name="P10"><text:span text:style-name="T13"><text:tab/>Les joueurs posséderont également une collection de cartes, pourront <text:tab/>consulter les collections des autres, et échanger entre eux leurs cartes via <text:tab/>un système d’échange en ligne.</text:span></text:p>
      <text:p text:style-name="P10"><text:span text:style-name="T13"/></text:p>
      <text:p text:style-name="P10"><text:span text:style-name="T13"><text:tab/></text:span><text:span text:style-name="T14">L’application hors ligne, quand à elle, permettra de jouer contre une IA en <text:tab/>mode de jeu «classique», c’est à dire sans cartes «véhicules».</text:span></text:p>
      <text:p text:style-name="P10"><text:span text:style-name="T14"/></text:p>
      <text:p text:style-name="P10"><text:span text:style-name="T14"><text:tab/><text:tab/></text:span><text:span text:style-name="T28">B . Présentation d</text:span><text:span text:style-name="T29">u groupe</text:span></text:p>
      <text:p text:style-name="P10"><text:span text:style-name="T29"/></text:p>
      <text:p text:style-name="P11"><text:span text:style-name="T22"><text:tab/><text:tab/></text:span><text:span text:style-name="T15">Notre groupe se nomme « Zone 42 » et respecte l’organisation <text:tab/>suivant l’organigramme ci-présent :</text:span></text:p>
      <text:p text:style-name="P10"><text:span text:style-name="T25"/></text:p>
      <text:p text:style-name="P10"><draw:custom-shape text:anchor-type="paragraph" draw:z-index="0" draw:name="Forme1" draw:style-name="gr1" draw:text-style-name="P19" svg:width="6.377cm" svg:height="2.594cm" svg:x="5.92cm" svg:y="0.459cm"><text:p text:style-name="P18"><text:span text:style-name="T32">Chef de groupe :</text:span></text:p><text:p text:style-name="P18"><text:span text:style-name="T32"/></text:p><text:p text:style-name="P18"><text:span text:style-name="T32">Jeremy Estienn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" draw:name="Forme2" draw:style-name="gr2" draw:text-style-name="P19" svg:width="3.705cm" svg:height="2.488cm" svg:x="1.184cm" svg:y="5.142cm"><text:p text:style-name="P18"><text:span text:style-name="T32">Rémi Lefèvr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" draw:name="Forme2" draw:style-name="gr2" draw:text-style-name="P19" svg:width="3.705cm" svg:height="2.488cm" svg:x="5.232cm" svg:y="5.142cm"><text:p text:style-name="P18"><text:span text:style-name="T32">Rémi Viey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3" draw:name="Forme2" draw:style-name="gr2" draw:text-style-name="P19" svg:width="3.705cm" svg:height="2.488cm" svg:x="9.2cm" svg:y="5.142cm"><text:p text:style-name="P18"><text:span text:style-name="T32">Vincent Roset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name="Forme2" draw:style-name="gr2" draw:text-style-name="P19" svg:width="3.705cm" svg:height="2.488cm" svg:x="13.196cm" svg:y="5.142cm"><text:p text:style-name="P18"><text:span text:style-name="T32">Léo Ferrara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5" draw:name="Forme3" draw:style-name="gr3" draw:text-style-name="P18" svg:x1="9.068cm" svg:y1="3.052cm" svg:x2="9.068cm" svg:y2="4.322cm"><text:p/></draw:line><draw:line text:anchor-type="paragraph" draw:z-index="6" draw:name="Forme3" draw:style-name="gr3" draw:text-style-name="P18" svg:x1="15.154cm" svg:y1="4.322cm" svg:x2="3.115cm" svg:y2="4.322cm"><text:p/></draw:line><draw:line text:anchor-type="paragraph" draw:z-index="7" draw:name="Forme3" draw:style-name="gr3" draw:text-style-name="P18" svg:x1="3.115cm" svg:y1="4.322cm" svg:x2="3.115cm" svg:y2="5.142cm"><text:p/></draw:line><draw:line text:anchor-type="paragraph" draw:z-index="8" draw:name="Forme3" draw:style-name="gr3" draw:text-style-name="P20" svg:x1="7.084cm" svg:y1="4.322cm" svg:x2="7.084cm" svg:y2="5.142cm"><text:p/></draw:line><draw:line text:anchor-type="paragraph" draw:z-index="9" draw:name="Forme3" draw:style-name="gr3" draw:text-style-name="P18" svg:x1="11.026cm" svg:y1="4.322cm" svg:x2="11.026cm" svg:y2="5.142cm"><text:p/></draw:line><draw:line text:anchor-type="paragraph" draw:z-index="10" draw:name="Forme3" draw:style-name="gr3" draw:text-style-name="P18" svg:x1="15.154cm" svg:y1="4.322cm" svg:x2="15.154cm" svg:y2="5.142cm"><text:p/></draw:line><text:span text:style-name="T25"><text:tab/><text:tab/></text:span><text:span text:style-name="T13"> </text:span></text:p>
      <text:p text:style-name="P16"><text:span text:style-name="T9">2</text:span><text:span text:style-name="T10"> . Objectifs à atteindre</text:span></text:p>
      <text:p text:style-name="P6"/>
      <text:p text:style-name="P8"><text:span text:style-name="T5"><text:tab/><text:tab/></text:span><text:span text:style-name="T11">Nous nous sommes fixés des objectifs de fin de projet afin de <text:tab/>maintenir un rythme de travail constant, et d’avoir un but à atteindre pour <text:tab/>notre groupe. Ces objectifs sont les suivants :</text:span></text:p>
      <text:p text:style-name="P12"/>
      <text:p text:style-name="P8"><text:span text:style-name="T11"><text:tab/><text:tab/>- <text:s text:c="2"/>Création d’une application de jeu C# hors ligne </text:span><text:span text:style-name="T12">avec différents <text:tab/>mode de jeux</text:span></text:p>
      <text:p text:style-name="P12"><text:tab/><text:tab/>- <text:s text:c="2"/>Création d’une application de jeu C# multijoueur en ligne</text:p>
      <text:p text:style-name="P8"><text:span text:style-name="T11"><text:tab/><text:tab/>- <text:s text:c="2"/></text:span><text:span text:style-name="T12">Système d’échange de cartes entre joueurs en ligne</text:span></text:p>
      <text:p text:style-name="P13"><text:tab/><text:tab/>- <text:s text:c="2"/>Système de gestion de collection de cartes</text:p>
      <text:p text:style-name="P13"><text:tab/></text:p>
      <text:p text:style-name="P13"><text:tab/>Nous rappelons que certains objectifs sont susceptibles de ne pas être atteint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9628" officeooo:paragraph-rsid="00069628"/>
    </style:style>
    <style:style style:name="MT1" style:family="text">
      <style:text-properties fo:font-style="normal" fo:font-weight="bold" officeooo:rsid="000c9f21" style:font-style-asian="normal" style:font-weight-asian="bold" style:font-style-complex="normal" style:font-weight-complex="bold"/>
    </style:style>
    <style:style style:name="MT2" style:family="text">
      <style:text-properties fo:font-style="normal" fo:font-weight="bold" style:font-style-asian="normal" style:font-weight-asian="bold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text:span text:style-name="MT1">Zone 42</text:span><text:tab/><text:tab/><text:span text:style-name="MT2"><text:page-number text:select-page="current">2</text:page-number></text:span><text:span text:style-name="MT2">/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2T08:32:30.409000000</meta:creation-date>
    <dc:date>2017-09-22T11:26:47.183000000</dc:date>
    <meta:editing-duration>PT23M3S</meta:editing-duration>
    <meta:editing-cycles>5</meta:editing-cycles>
    <meta:generator>LibreOffice/5.3.6.1$Windows_x86 LibreOffice_project/686f202eff87ef707079aeb7f485847613344eb7</meta:generator>
    <meta:document-statistic meta:table-count="0" meta:image-count="0" meta:object-count="0" meta:page-count="4" meta:paragraph-count="29" meta:word-count="281" meta:character-count="1725" meta:non-whitespace-character-count="1406"/>
  </office:meta>
</office:document-meta>
</file>